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Mitra" svg:font-family="'B Mitra'"/>
    <style:font-face style:name="B Titr" svg:font-family="'B Titr'"/>
    <style:font-face style:name="IRZar1" svg:font-family="IRZar"/>
    <style:font-face style:name="IRDast Nevis" svg:font-family="'IRDast Nevis'" style:font-pitch="variable"/>
    <style:font-face style:name="IRPooya" svg:font-family="IRPooya" style:font-pitch="variable"/>
    <style:font-face style:name="IRZar" svg:font-family="IRZar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1146in" fo:margin-left="0in" fo:margin-top="0in" fo:margin-bottom="0in" table:align="left" style:writing-mode="rl-tb"/>
    </style:style>
    <style:style style:name="Table1.A" style:family="table-column">
      <style:table-column-properties style:column-width="6.1146in"/>
    </style:style>
    <style:style style:name="Table1.1" style:family="table-row">
      <style:table-row-properties style:min-row-height="0.1972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1.2" style:family="table-row">
      <style:table-row-properties style:min-row-height="0.3576in" fo:keep-together="auto"/>
    </style:style>
    <style:style style:name="Table1.4" style:family="table-row">
      <style:table-row-properties style:min-row-height="0.4049in" fo:keep-together="auto"/>
    </style:style>
    <style:style style:name="Table1.6" style:family="table-row">
      <style:table-row-properties style:min-row-height="0.4139in" fo:keep-together="auto"/>
    </style:style>
    <style:style style:name="Table1.8" style:family="table-row">
      <style:table-row-properties style:min-row-height="0.4146in" fo:keep-together="auto"/>
    </style:style>
    <style:style style:name="Table1.9" style:family="table-row">
      <style:table-row-properties style:min-row-height="0.4in" fo:keep-together="auto"/>
    </style:style>
    <style:style style:name="Table1.10" style:family="table-row">
      <style:table-row-properties style:min-row-height="3.6049in" fo:keep-together="auto"/>
    </style:style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 style:writing-mode="rl-tb"/>
      <style:text-properties fo:font-size="12pt" fo:font-weight="bold" style:font-size-asian="12pt" style:font-weight-asian="bold" style:font-name-complex="B Mitra" style:font-size-complex="12pt" style:language-complex="fa" style:country-complex="IR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officeooo:rsid="000a92d5" officeooo:paragraph-rsid="000a92d5" style:font-name-complex="IRPooya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style:font-name-complex="IRPooya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style:font-name-complex="IRZar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style:font-name="IRZar" style:font-name-complex="IRZar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 style:writing-mode="rl-tb"/>
      <style:text-properties style:font-name="IRZar" style:font-name-complex="IRZar"/>
    </style:style>
    <style:style style:name="P9" style:family="paragraph" style:parent-style-name="Standard" style:master-page-name="Standard">
      <style:paragraph-properties fo:text-align="center" style:justify-single-word="false" style:page-number="auto" style:writing-mode="rl-tb"/>
    </style:style>
    <style:style style:name="P10" style:family="paragraph" style:parent-style-name="List_20_Paragraph" style:list-style-name="WWNum1">
      <style:paragraph-properties fo:margin-top="0in" fo:margin-bottom="0in" loext:contextual-spacing="true" fo:line-height="100%" fo:text-align="justify" style:justify-single-word="false" style:writing-mode="rl-tb"/>
      <style:text-properties style:font-name="IRZar" style:font-name-complex="IRZar"/>
    </style:style>
    <style:style style:name="T1" style:family="text">
      <style:text-properties fo:font-size="14pt" style:font-size-asian="14pt" style:font-name-complex="B Titr" style:font-size-complex="14pt" style:language-complex="fa" style:country-complex="IR"/>
    </style:style>
    <style:style style:name="T2" style:family="text">
      <style:text-properties fo:font-size="12pt" fo:font-weight="bold" style:font-size-asian="12pt" style:font-weight-asian="bold" style:font-name-complex="B Mitra" style:font-size-complex="12pt" style:language-complex="fa" style:country-complex="IR" style:font-weight-complex="bold"/>
    </style:style>
    <style:style style:name="T3" style:family="text">
      <style:text-properties fo:font-size="12pt" fo:font-weight="bold" style:font-size-asian="12pt" style:font-weight-asian="bold" style:font-size-complex="12pt" style:language-complex="fa" style:country-complex="IR" style:font-weight-complex="bold"/>
    </style:style>
    <style:style style:name="T4" style:family="text">
      <style:text-properties fo:font-size="12pt" fo:font-weight="bold" officeooo:rsid="000a92d5" style:font-size-asian="12pt" style:font-weight-asian="bold" style:font-size-complex="12pt" style:language-complex="fa" style:country-complex="IR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فرم اطلاعات داوطلبان مسئولیت کارگروه <text:s/>محتوای آموزشی سمپاد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3">نام و نام خانوادگی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3">خشایار هنرآمیز فهیم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سال تولد</text:span></text:p>
          </table:table-cell>
        </table:table-row>
        <table:table-row table:style-name="Table1.4">
          <table:table-cell table:style-name="Table1.A1" office:value-type="string">
            <text:p text:style-name="P7"><text:span text:style-name="T3">1372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ارتباط با سمپاد</text:span></text:p>
          </table:table-cell>
        </table:table-row>
        <table:table-row table:style-name="Table1.6">
          <table:table-cell table:style-name="Table1.A1" office:value-type="string">
            <text:p text:style-name="P7"><text:span text:style-name="T3">معلم / مسئول دپارتمان زیست / عضو تیم مشورتی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مختصری درباره خودتان</text:span></text:p>
          </table:table-cell>
        </table:table-row>
        <table:table-row table:style-name="Table1.8">
          <table:table-cell table:style-name="Table1.A1" office:value-type="string">
            <text:p text:style-name="P8"><text:span text:style-name="T3">خشایار هنرآمیز فهیم هستم. فارغ التحصیل 1390 سمپاد و دانش آموخته رشته پزشکی هستم. از سال 90 معلم سمپاد (و دیگر مدارس) هستم و به مرور در جایگاه های مختلف به تولید محتوا و طراحی آموزشی در زمینه های مختلف پرداختم. علوم تجربی و مهارت زندگی محور اصلی فعالیت های محتوایی من بود اما به واسطه مسئولیت مدیریت محتوای دروس دیگر را نیز در سابقه خودم دارم. </text:span></text:p>
            <text:p text:style-name="P8"><text:span text:style-name="T3">در ماجراهای حذف سمپاد از فعالین حفظ و احیای سازمان بوده و همچنین دوره ای به عنوان مشورت دهنده و طراح در کنار ریاست سازمان بودیم.</text:span></text:p>
            <text:p text:style-name="P8"><text:span text:style-name="T3">تجربه آموزش روش تدریس، برگزاری دوره های تربیت معلم و همچنین آموزش دوره های تولید محتوا نیز از دیگر سوابق مرتبط بنده بوده است.</text:span></text:p>
            <text:p text:style-name="P3"/>
          </table:table-cell>
        </table:table-row>
        <table:table-row table:style-name="Table1.9">
          <table:table-cell table:style-name="Table1.A1" office:value-type="string">
            <text:p text:style-name="P5"><text:span text:style-name="T3">از نگاه شما برای پیشبرد این کارگروه چه باید کرد؟ و اصلی‌ترین مسائلی که باید به دنبال حل آن باشد چه چیزهایی است؟</text:span></text:p>
          </table:table-cell>
        </table:table-row>
        <table:table-row table:style-name="Table1.10">
          <table:table-cell table:style-name="Table1.A1" office:value-type="string">
            <text:list xml:id="list1234089835" text:style-name="WWNum1">
              <text:list-header>
                <text:p text:style-name="P10"><text:span text:style-name="T4">1 - <text:s/></text:span><text:span text:style-name="T3">هماهنگی محتوای میان مدارس و اعضای سازمان است.</text:span></text:p>
                <text:p text:style-name="P10"><text:span text:style-name="T4">2 - </text:span><text:span text:style-name="T3">تشکیل تیم های انتقال تجربه و تجربه نگاری.</text:span></text:p>
                <text:p text:style-name="P10"><text:span text:style-name="T4">3 - </text:span><text:span text:style-name="T3">وجود سامانه مدیریت محتوا در سمپاد.</text:span></text:p>
                <text:p text:style-name="P10"><text:span text:style-name="T4">4 - </text:span><text:span text:style-name="T3">بستر آموزش و تربیت معلم.</text:span></text:p>
              </text:list-header>
            </text:list>
            <text:p text:style-name="P3"/>
          </table:table-cell>
        </table:table-row>
        <text:soft-page-break/>
        <table:table-row table:style-name="Table1.9">
          <table:table-cell table:style-name="Table1.A1" office:value-type="string">
            <text:p text:style-name="P2"><text:span text:style-name="T2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Mitra" svg:font-family="'B Mitra'"/>
    <style:font-face style:name="B Titr" svg:font-family="'B Titr'"/>
    <style:font-face style:name="IRZar1" svg:font-family="IRZar"/>
    <style:font-face style:name="IRDast Nevis" svg:font-family="'IRDast Nevis'" style:font-pitch="variable"/>
    <style:font-face style:name="IRPooya" svg:font-family="IRPooya" style:font-pitch="variable"/>
    <style:font-face style:name="IRZar" svg:font-family="IRZar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Zar1" style:font-family-complex="IRZar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RZar1" style:font-family-complex="IR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Zar1" style:font-family-complex="IR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RZar1" style:font-family-complex="IRZar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1.5pt double #000000" style:border-line-width="0.0071in 0.0071in 0.0071in" fo:padding="0.6457in" style:writing-mode="rl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="1.5pt double #000000" style:border-line-width="0.0071in 0.0071in 0.0071in" fo:padding="0.4335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ad</meta:initial-creator>
    <meta:editing-cycles>5</meta:editing-cycles>
    <meta:creation-date>2020-11-23T19:29:00</meta:creation-date>
    <dc:date>2020-12-05T22:16:31.985536189</dc:date>
    <meta:editing-duration>PT20M20S</meta:editing-duration>
    <meta:generator>LibreOffice/6.0.7.3$Linux_X86_64 LibreOffice_project/00m0$Build-3</meta:generator>
    <meta:document-statistic meta:table-count="1" meta:image-count="0" meta:object-count="0" meta:page-count="2" meta:paragraph-count="16" meta:word-count="208" meta:character-count="1051" meta:non-whitespace-character-count="8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